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3.4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Default"/>
        <table:table-row table:style-name="ro1">
          <table:table-cell table:style-name="ce1" office:value-type="string">
            <text:p>С, мкФ</text:p>
          </table:table-cell>
          <table:table-cell table:style-name="ce4" office:value-type="string">
            <text:p>q(C), %</text:p>
          </table:table-cell>
          <table:table-cell table:style-name="ce7" office:value-type="string" table:number-columns-spanned="2" table:number-rows-spanned="1">
            <text:p>Измерения</text:p>
          </table:table-cell>
          <table:covered-table-cell/>
          <table:table-cell>
            <draw:frame table:end-cell-address="Лист1.G16" table:end-x="2.352cm" table:end-y="0.33cm" draw:z-index="0" draw:style-name="gr1" draw:text-style-name="P1" svg:width="8.542cm" svg:height="6.861cm" svg:x="0.586cm" svg:y="0.243cm">
              <draw:object draw:notify-on-update-of-ranges="Лист1.A2:Лист1.A9 Лист1.B2:Лист1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100*[.C2]/[.D2]" office:value-type="float" office:value="63.5232997481108">
            <text:p>64</text:p>
          </table:table-cell>
          <table:table-cell office:value-type="float" office:value="4.035">
            <text:p>4,035</text:p>
          </table:table-cell>
          <table:table-cell office:value-type="float" office:value="6.352">
            <text:p>6,3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f:=100*[.C3]/[.D3]" office:value-type="float" office:value="52.805173807599">
            <text:p>53</text:p>
          </table:table-cell>
          <table:table-cell office:value-type="float" office:value="3.266">
            <text:p>3,266</text:p>
          </table:table-cell>
          <table:table-cell office:value-type="float" office:value="6.185">
            <text:p>6,18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formula="of:=100*[.C4]/[.D4]" office:value-type="float" office:value="40.5478525532635">
            <text:p>41</text:p>
          </table:table-cell>
          <table:table-cell office:value-type="float" office:value="2.398">
            <text:p>2,398</text:p>
          </table:table-cell>
          <table:table-cell office:value-type="float" office:value="5.914">
            <text:p>5,914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table:formula="of:=100*[.C5]/[.D5]" office:value-type="float" office:value="35.3562005277045">
            <text:p>35</text:p>
          </table:table-cell>
          <table:table-cell office:value-type="float" office:value="2.01">
            <text:p>2,01</text:p>
          </table:table-cell>
          <table:table-cell office:value-type="float" office:value="5.685">
            <text:p>5,68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formula="of:=100*[.C6]/[.D6]" office:value-type="float" office:value="32.5957906098219">
            <text:p>33</text:p>
          </table:table-cell>
          <table:table-cell office:value-type="float" office:value="1.812">
            <text:p>1,812</text:p>
          </table:table-cell>
          <table:table-cell office:value-type="float" office:value="5.559">
            <text:p>5,559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table:formula="of:=100*[.C7]/[.D7]" office:value-type="float" office:value="28.2240235814296">
            <text:p>28</text:p>
          </table:table-cell>
          <table:table-cell office:value-type="float" office:value="1.532">
            <text:p>1,532</text:p>
          </table:table-cell>
          <table:table-cell office:value-type="float" office:value="5.428">
            <text:p>5,428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table:formula="of:=100*[.C8]/[.D8]" office:value-type="float" office:value="25.3489670575098">
            <text:p>25</text:p>
          </table:table-cell>
          <table:table-cell office:value-type="float" office:value="1.362">
            <text:p>1,362</text:p>
          </table:table-cell>
          <table:table-cell office:value-type="float" office:value="5.373">
            <text:p>5,373</text:p>
          </table:table-cell>
          <table:table-cell table:number-columns-repeated="6"/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6" table:formula="of:=100*[.C9]/[.D9]" office:value-type="float" office:value="25.0233950963878">
            <text:p>25</text:p>
          </table:table-cell>
          <table:table-cell office:value-type="float" office:value="1.337">
            <text:p>1,337</text:p>
          </table:table-cell>
          <table:table-cell office:value-type="float" office:value="5.343">
            <text:p>5,34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8.12.2015</text:date>, <text:time>03:08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11-29T16:22:43.16</meta:creation-date>
    <dc:date>2015-12-08T03:06:58.75</dc:date>
    <dc:creator>Егор Клёнин</dc:creator>
    <meta:editing-duration>PT1H33M5S</meta:editing-duration>
    <meta:editing-cycles>11</meta:editing-cycles>
    <meta:generator>OpenOffice/4.1.1$Win32 OpenOffice.org_project/411m6$Build-9775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/>
      <style:graphic-properties draw:stroke="none" svg:stroke-width="0.03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543cm" svg:height="6.862cm" xlink:href=".." xlink:type="simple" chart:class="chart:scatter" chart:style-name="ch1">
        <chart:title svg:x="1.595cm" svg:y="0.273cm" chart:style-name="ch2">
          <text:p>Коэффициент пульсаций</text:p>
        </chart:title>
        <chart:plot-area chart:style-name="ch3" table:cell-range-address="Лист1.A2:Лист1.B9" svg:x="0.404cm" svg:y="1.461cm" svg:width="7.795cm" svg:height="5.11cm">
          <chartooo:coordinate-region svg:x="1.025cm" svg:y="1.673cm" svg:width="6.894cm" svg:height="4.225cm"/>
          <chart:axis chart:dimension="x" chart:name="primary-x" chart:style-name="ch4">
            <chart:title svg:x="6.774cm" svg:y="5.312cm" chart:style-name="ch5">
              <text:p>С, мкФ</text:p>
            </chart:title>
            <chart:grid chart:style-name="ch6" chart:class="major"/>
          </chart:axis>
          <chart:axis chart:dimension="y" chart:name="primary-y" chart:style-name="ch4">
            <chart:title svg:x="1.027cm" svg:y="1.062cm" chart:style-name="ch5">
              <text:p>q , %</text:p>
            </chart:title>
            <chart:grid chart:style-name="ch6" chart:class="major"/>
          </chart:axis>
          <chart:series chart:style-name="ch7" chart:values-cell-range-address="Лист1.B2:Лист1.B9" chart:class="chart:scatter">
            <chart:domain table:cell-range-address="Лист1.A2:Лист1.A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Лист1.A2:Лист1.A9</svg:desc>
                </draw:g>
              </table:table-cell>
              <table:table-cell office:value-type="float" office:value="63.5232997481108">
                <text:p>63.5232997481108</text:p>
                <draw:g>
                  <svg:desc>Лист1.B2:Лист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52.805173807599">
                <text:p>52.8051738075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0.5478525532635">
                <text:p>40.5478525532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35.3562005277045">
                <text:p>35.3562005277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2.5957906098219">
                <text:p>32.5957906098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8.2240235814296">
                <text:p>28.2240235814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5.3489670575098">
                <text:p>25.3489670575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5.0233950963878">
                <text:p>25.0233950963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